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Definiție</text:h>
      <text:p text:style-name="Standard">Evaluarea este o metodă de verificare a cunoștințelor și aptitudinilor elevilor. Ea constă în rezolvarea unor probleme/întrebări de către un elev sau un grup de elevi. Răspunsurile sunt verificate de profesor și, în final, elevului i se poate acorda o notă în funcție de cât de bine s-a descurcat, sau cel puțin primește un feedback legat de soluțiile lui.</text:p>
      <text:p text:style-name="Standard"/>
      <text:h text:style-name="Heading_20_1" text:outline-level="1">Utilitate</text:h>
      <text:p text:style-name="Standard">Evaluarea, <text:span text:style-name="T1">din punctul de vedere al elevilor</text:span>, e doar o impunere a profesorilor, care doresc să le distrugă viața, obligându-i să învețe. Adevărul este că elevii sunt obișnuiți cu testele și ascultările. Nu au avut niciodată o materie la care să nu fie testați, iar astfel văd numai părțile rele ale procesului.</text:p>
      <text:p text:style-name="Standard"/>
      <text:p text:style-name="Standard">Chiar dacă nu conștientizează acest lucru, evaluarea îi ajută să își cunoască „forțele proprii”. Prin intermediul evaluării, elevii pot afla nivelul la care se află cunoștințele și aptitudinile lor. Astfel ei pot afla dacă se descurcă sau dacă mai au de studiat materialul din care au fost evaluați. De asemenea, văzând unde au greșit (feedback-ul din partea profesorului), vor putea să se dezvolte.</text:p>
      <text:p text:style-name="Standard"/>
      <text:p text:style-name="Standard">Evaluarea, <text:span text:style-name="T1">din punctul de vedere al profesorilor</text:span><text:span text:style-name="T2">, este de asemenea un instrument de analiză a procesului didactic. Din rezultatele elevilor se poate exprima calitatea materialului instruit și a metodei de predare. Se observă locurile în care majoritatea elevilor au lacune, astfel descoperind „breșe” în lecțiile predate, adică subiecte care ar trebui dezvoltate mai profund.</text:span></text:p>
      <text:p text:style-name="Standard"><text:span text:style-name="T2"/></text:p>
      <text:h text:style-name="Heading_20_1" text:outline-level="1"><text:span text:style-name="T2">Metode de evaluare</text:span></text:h>
      <text:list xml:id="list4701997310808167124" text:style-name="L1">
        <text:list-item>
          <text:p text:style-name="P1"><text:span text:style-name="T2">Ascultare la tablă: prezintă avantajul de a pune întrebări personalizate elevului. Astfel se poate afla cu o precizie mai mare exact ce a înțeles și ce nu a înțeles. Dezavantajul este că necesită mult timp din oră. De asemenea, elevii sunt presați în timpul ascultării, acest lucru determinând scăderea performanței lor.</text:span></text:p>
        </text:list-item>
        <text:list-item>
          <text:p text:style-name="P1"><text:span text:style-name="T2">Evaluarea muncii individuale / în echipă: munca individuală sau în echipă oferă timp elevilor să își gândească mai profund răspunsurile (spre deosebire de ascultatul la tablă).</text:span></text:p>
        </text:list-item>
        <text:list-item>
          <text:p text:style-name="P1"><text:span text:style-name="T2">Lucrările scrise</text:span></text:p>
        </text:list-item>
      </text:list>
      <text:p text:style-name="Text_20_body"><text:span text:style-name="T2"/></text:p>
      <text:h text:style-name="Heading_20_1" text:outline-level="1"><text:span text:style-name="T2">Erori în evaluare</text:span></text:h>
      <text:p text:style-name="Text_20_body"><text:span text:style-name="T2">Erorile în evaluare sunt factori care împiedică buna evaluare a elevului</text:span></text:p>
      <text:list xml:id="list8260186425502667320" text:style-name="L2">
        <text:list-item>
          <text:p text:style-name="P2"><text:span text:style-name="T2">emoțiile</text:span></text:p>
        </text:list-item>
        <text:list-item>
          <text:p text:style-name="P2"><text:span text:style-name="T2">probleme personale</text:span></text:p>
        </text:list-item>
        <text:list-item>
          <text:p text:style-name="P2"><text:span text:style-name="T2">copiatul</text:span></text:p>
        </text:list-item>
        <text:list-item>
          <text:p text:style-name="P2"><text:span text:style-name="T2">probleme cu exprimarea</text:span></text:p>
        </text:list-item>
        <text:list-item>
          <text:p text:style-name="P2"><text:span text:style-name="T2">subiectul e prea greu / prea usor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isti Militaru</meta:initial-creator>
    <meta:creation-date>2016-01-12T19:35:03.81</meta:creation-date>
    <dc:date>2016-01-12T23:00:20.67</dc:date>
    <dc:creator>Cristi Militaru</dc:creator>
    <meta:editing-duration>PT25M19S</meta:editing-duration>
    <meta:editing-cycles>3</meta:editing-cycles>
    <meta:generator>OpenOffice/4.1.1$Win32 OpenOffice.org_project/411m6$Build-9775</meta:generator>
    <meta:document-statistic meta:table-count="0" meta:image-count="0" meta:object-count="0" meta:page-count="1" meta:paragraph-count="17" meta:word-count="349" meta:character-count="2176"/>
  </office:meta>
</office:document-meta>
</file>